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Heading_20_1">
      <style:text-properties fo:font-weight="normal" style:font-weight-asian="normal" style:font-weight-complex="normal"/>
    </style:style>
    <style:style style:name="P3" style:family="paragraph" style:parent-style-name="Heading_20_3">
      <style:paragraph-properties fo:margin-top="0.0799in" fo:margin-bottom="0.0402in" style:contextual-spacing="false"/>
    </style:style>
    <style:style style:name="P4" style:family="paragraph" style:parent-style-name="Heading_20_3">
      <style:paragraph-properties fo:margin-top="0.0799in" fo:margin-bottom="0.0402in" style:contextual-spacing="false"/>
      <style:text-properties officeooo:paragraph-rsid="003e441e"/>
    </style:style>
    <style:style style:name="P5" style:family="paragraph" style:parent-style-name="Text_20_body">
      <style:text-properties officeooo:rsid="003be239" officeooo:paragraph-rsid="003be239"/>
    </style:style>
    <style:style style:name="P6" style:family="paragraph" style:parent-style-name="Text_20_body">
      <style:text-properties officeooo:paragraph-rsid="003e441e"/>
    </style:style>
    <style:style style:name="P7" style:family="paragraph" style:parent-style-name="Text_20_body" style:list-style-name="L3">
      <style:paragraph-properties fo:margin-top="0.0799in" fo:margin-bottom="0.0201in" style:contextual-spacing="false"/>
      <style:text-properties officeooo:rsid="003e441e" officeooo:paragraph-rsid="003e441e"/>
    </style:style>
    <style:style style:name="P8" style:family="paragraph" style:parent-style-name="Text_20_body" style:list-style-name="L4">
      <style:paragraph-properties fo:margin-top="0.0799in" fo:margin-bottom="0.0201in" style:contextual-spacing="false"/>
      <style:text-properties officeooo:rsid="003e441e" officeooo:paragraph-rsid="003e441e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.8752in" fo:margin-right="0in" fo:margin-top="0in" fo:margin-bottom="0in" style:contextual-spacing="false" fo:text-indent="0in" style:auto-text-indent="false"/>
      <style:text-properties style:font-name="Liberation Mono" fo:font-size="10.5pt" officeooo:paragraph-rsid="002ac7d7" style:font-size-asian="10.5pt" style:font-size-complex="10.5pt"/>
    </style:style>
    <style:style style:name="P11" style:family="paragraph" style:parent-style-name="Text_20_body">
      <style:paragraph-properties fo:margin-left="0.8752in" fo:margin-right="0in" fo:margin-top="0.0799in" fo:margin-bottom="0in" style:contextual-spacing="false" fo:text-indent="0in" style:auto-text-indent="false"/>
      <style:text-properties style:font-name="Liberation Mono" fo:font-size="10.5pt" officeooo:paragraph-rsid="002ac7d7" style:font-size-asian="10.5pt" style:font-size-complex="10.5pt"/>
    </style:style>
    <style:style style:name="P12" style:family="paragraph" style:parent-style-name="Text_20_body">
      <style:paragraph-properties fo:margin-left="1.1665in" fo:margin-right="0in" fo:margin-top="0in" fo:margin-bottom="0in" style:contextual-spacing="false" fo:text-indent="0in" style:auto-text-indent="false"/>
      <style:text-properties style:font-name="Liberation Mono" fo:font-size="10.5pt" officeooo:paragraph-rsid="002ac7d7" style:font-size-asian="10.5pt" style:font-size-complex="10.5pt"/>
    </style:style>
    <style:style style:name="P13" style:family="paragraph" style:parent-style-name="Text_20_body">
      <style:paragraph-properties fo:margin-left="1.1665in" fo:margin-right="0in" fo:margin-top="0in" fo:margin-bottom="0in" style:contextual-spacing="false" fo:text-indent="0in" style:auto-text-indent="false"/>
      <style:text-properties style:font-name="Liberation Mono" fo:font-size="10.5pt" officeooo:paragraph-rsid="003c7bf1" style:font-size-asian="10.5pt" style:font-size-complex="10.5pt"/>
    </style:style>
    <style:style style:name="P14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10.5pt" officeooo:paragraph-rsid="002ac7d7" style:font-size-asian="10.5pt" style:font-size-complex="10.5pt"/>
    </style:style>
    <style:style style:name="P15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10.5pt" officeooo:paragraph-rsid="003c7bf1" style:font-size-asian="10.5pt" style:font-size-complex="10.5pt"/>
    </style:style>
    <style:style style:name="P16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fo:color="#c9211e" loext:opacity="100%" style:font-name="Liberation Mono" fo:font-size="10.5pt" fo:font-style="italic" fo:font-weight="normal" officeooo:rsid="003be239" officeooo:paragraph-rsid="003be239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style:font-name="Liberation Sans1" fo:font-size="10.5pt" officeooo:rsid="003be239"/>
    </style:style>
    <style:style style:name="T2" style:family="text">
      <style:text-properties style:font-name="Liberation Sans" fo:font-size="13pt" fo:font-weight="bold" officeooo:rsid="003be239" style:font-name-asian="Noto Sans CJK SC" style:font-size-asian="14pt" style:font-weight-asian="bold" style:font-name-complex="Lohit Devanagari" style:font-size-complex="14pt" style:font-weight-complex="bold"/>
    </style:style>
    <style:style style:name="T3" style:family="text">
      <style:text-properties style:font-name="Liberation Sans" fo:font-size="13pt" fo:font-weight="bold" officeooo:rsid="003e441e" style:font-name-asian="Noto Sans CJK SC" style:font-size-asian="14pt" style:font-weight-asian="bold" style:font-name-complex="Lohit Devanagari" style:font-size-complex="14pt" style:font-weight-complex="bold"/>
    </style:style>
    <style:style style:name="T4" style:family="text">
      <style:text-properties style:font-name="Liberation Sans" fo:font-size="13pt" officeooo:rsid="003e441e" style:font-name-asian="Noto Sans CJK SC" style:font-size-asian="14pt" style:font-name-complex="Lohit Devanagari" style:font-size-complex="14pt"/>
    </style:style>
    <style:style style:name="T5" style:family="text">
      <style:text-properties style:font-name="Liberation Sans" fo:font-size="13pt" fo:font-weight="normal" officeooo:rsid="003be239" style:font-name-asian="Noto Sans CJK SC" style:font-size-asian="14pt" style:font-weight-asian="normal" style:font-name-complex="Lohit Devanagari" style:font-size-complex="14pt" style:font-weight-complex="normal"/>
    </style:style>
    <style:style style:name="T6" style:family="text">
      <style:text-properties style:font-name="Liberation Sans" fo:font-size="9.80000019073486pt" fo:font-weight="normal" officeooo:rsid="003e441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3be239" style:font-size-asian="9pt" style:font-size-complex="9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35066"/>
    </style:style>
    <style:style style:name="T11" style:family="text">
      <style:text-properties officeooo:rsid="003c7bf1"/>
    </style:style>
    <style:style style:name="T12" style:family="text">
      <style:text-properties officeooo:rsid="003e44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CF <text:span text:style-name="T1">System Lock During Initialization</text:span> Notes v013023</text:p>
      <text:p text:style-name="P1">Richard Todd</text:p>
      <text:p text:style-name="P1">Test Engineering Services</text:p>
      <text:p text:style-name="P1"><text:span text:style-name="T7">Requires </text:span><text:span text:style-name="T8">libTeGui.(so | dll) version 022423 or later</text:span></text:p>
      <text:p text:style-name="Text_20_body"/>
      <text:h text:style-name="P2" text:outline-level="1">This document shows how to lock out test sessions <text:span text:style-name="T4">during</text:span> system initializ<text:span text:style-name="T4">ation</text:span>.</text:h>
      <text:h text:style-name="Heading_20_2" text:outline-level="2"><text:span text:style-name="T5">The Update Process</text:span><text:span text:style-name="T10"></text:span></text:h>
      <text:h text:style-name="Heading_20_3" text:outline-level="3">Replace the TeGUI.dll in the appropriate location in the ucfroot directory structure.</text:h>
      <text:h text:style-name="Heading_20_3" text:outline-level="3">Modify the TplModule.cpp file as shown in the example code</text:h>
      <text:p text:style-name="P5"/>
      <text:p text:style-name="P10">void TplModule::ThreadedStartup(iIXmgr *ix) {</text:p>
      <text:p text:style-name="P11"> <text:s text:c="3"/>try {</text:p>
      <text:p text:style-name="P10"></text:p>
      <text:p text:style-name="P14"><text:span text:style-name="T9">TheAppEngine→iErrorManager()→LockEngine(true);</text:span></text:p>
      <text:p text:style-name="P16">/* This must be at the start of the ‘try’ block */</text:p>
      <text:p text:style-name="P10"></text:p>
      <text:p text:style-name="P10"><text:s text:c="8"/>TheAppEngine-&gt;IncrementActiveThreadCount();</text:p>
      <text:p text:style-name="P10"><text:s text:c="7"/>...</text:p>
      <text:p text:style-name="P10"></text:p>
      <text:p text:style-name="P14"><text:span text:style-name="T9">TheAppEngine→iErrorManager()→LockEngine(false);</text:span></text:p>
      <text:p text:style-name="P16">/* This must be at the <text:span text:style-name="T11">end</text:span> of the ‘try’ block */</text:p>
      <text:p text:style-name="P12">}</text:p>
      <text:p text:style-name="P13">catch(IOString msg) { </text:p>
      <text:p text:style-name="P15">..; </text:p>
      <text:p text:style-name="P13">}</text:p>
      <text:p text:style-name="P13">catch(...) { </text:p>
      <text:p text:style-name="P15">... ; </text:p>
      <text:p text:style-name="P13">}</text:p>
      <text:p text:style-name="P10"></text:p>
      <text:p text:style-name="P12">TheAppEngine-&gt;DecrementActiveThreadCount();</text:p>
      <text:p text:style-name="P10">}</text:p>
      <text:p text:style-name="P10"></text:p>
      <text:h text:style-name="Heading_20_2" text:outline-level="2">How It Works</text:h>
      <text:h text:style-name="Heading_20_3" text:outline-level="3">If the 'ThreadedStartup(...)' function <text:span text:style-name="T6">does</text:span> not complete, the system will be locked and testing is disabled.</text:h>
      <text:h text:style-name="Heading_20_3" text:outline-level="3">The system can be manually unlocked using the '<text:span text:style-name="T9">lock,0</text:span>' command in the UCF console interface.</text:h>
      <text:list xml:id="list1047276366" text:style-name="L3">
        <text:list-item>
          <text:list>
            <text:list-item>
              <text:p text:style-name="P7">This can be used to debug the system if the initialization process throws an exception, and leaves the system in a ‘locked’ state.</text:p>
            </text:list-item>
          </text:list>
        </text:list-item>
      </text:list>
      <text:h text:style-name="P3" text:outline-level="3">The <text:span text:style-name="T6">system can be </text:span>manually lock<text:span text:style-name="T6">ed</text:span> using the '<text:span text:style-name="T9">lock,1</text:span>' command in the UCF console interface.</text:h>
      <text:list xml:id="list324901894" text:style-name="L4">
        <text:list-item>
          <text:list>
            <text:list-item>
              <text:p text:style-name="P8">This can be used to debug or verify functionality</text:p>
            </text:list-item>
          </text:list>
        </text:list-item>
      </text:list>
      <text:h text:style-name="P3" text:outline-level="3">Invoking the 'lock' command without any parameters will display the current 'system lock status'.</text:h>
      <text:h text:style-name="P4" text:outline-level="3"><text:span text:style-name="T12">Any calls to ‘TheAppEngine→iErrorManager()→SetHardError(msg)’</text:span> <text:span text:style-name="T12">will lock the system and prevent testing.</text:span></text:h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598in" fo:margin-right="0in" fo:margin-top="0in" fo:margin-bottom="0.0201in" style:contextual-spacing="false" fo:line-height="100%" fo:text-indent="0in" style:auto-text-indent="false"/>
      <style:text-properties style:font-name="Liberation Sans1" fo:font-family="'Liberation Sans'" style:font-style-name="Regular" style:font-family-generic="swiss" style:font-pitch="variable" fo:font-size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402in" fo:margin-bottom="0.0402in" style:contextual-spacing="false" fo:text-indent="0in" style:auto-text-indent="true" style:page-number="auto">
        <style:tab-stops/>
      </style:paragraph-properties>
      <style:text-properties fo:font-size="7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402in" fo:margin-bottom="0.0402in" style:contextual-spacing="false" fo:text-indent="0in" style:auto-text-indent="false">
        <style:tab-stops/>
      </style:paragraph-properties>
      <style:text-properties fo:font-size="70%" fo:font-weight="normal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1:37:05.825575856</meta:creation-date>
    <meta:editing-duration>PT5M36S</meta:editing-duration>
    <meta:editing-cycles>4</meta:editing-cycles>
    <meta:generator>LibreOffice/7.1.3.2$Linux_X86_64 LibreOffice_project/47f78053abe362b9384784d31a6e56f8511eb1c1</meta:generator>
    <dc:title>UcfMiniDocs</dc:title>
    <dc:date>2023-02-24T12:14:26.023467981</dc:date>
    <meta:document-statistic meta:table-count="0" meta:image-count="0" meta:object-count="0" meta:page-count="1" meta:paragraph-count="38" meta:word-count="222" meta:character-count="1522" meta:non-whitespace-character-count="1285"/>
    <meta:template xlink:type="simple" xlink:actuate="onRequest" xlink:title="UcfMiniDocs" xlink:href="../../../../../Templates/UcfMiniDocs.ott" meta:date="2023-02-24T11:37:04.788761296"/>
  </office:meta>
</office:document-meta>
</file>